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317"/>
    </style:style>
    <style:style style:name="P2" style:family="paragraph" style:parent-style-name="Standard" style:list-style-name="L1">
      <style:paragraph-properties fo:text-align="center" style:justify-single-word="false"/>
      <style:text-properties officeooo:rsid="000ae31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e317" officeooo:paragraph-rsid="000ae31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c3fc" officeooo:paragraph-rsid="000dc3fc"/>
    </style:style>
    <style:style style:name="P5" style:family="paragraph" style:parent-style-name="Standard">
      <style:paragraph-properties fo:text-align="start" style:justify-single-word="false"/>
      <style:text-properties officeooo:rsid="000dc3fc" officeooo:paragraph-rsid="000dc3fc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2acd4" officeooo:paragraph-rsid="0012acd4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2acd4" officeooo:paragraph-rsid="0012acd4"/>
    </style:style>
    <style:style style:name="T1" style:family="text">
      <style:text-properties officeooo:rsid="000fc8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BS + Music Experimental Protocol</text:p>
      <text:list xml:id="list901227937705648201" text:style-name="L1">
        <text:list-header>
          <text:p text:style-name="P2"/>
        </text:list-header>
        <text:list-item>
          <text:p text:style-name="P3">LOI and consent form</text:p>
        </text:list-item>
        <text:list-item>
          <text:p text:style-name="P3">Demographic Questionnaire</text:p>
        </text:list-item>
        <text:list-item>
          <text:p text:style-name="P3">Practice trials</text:p>
          <text:list>
            <text:list-item>
              <text:p text:style-name="P3">complete all 3 CBS tasks once – record these responses</text:p>
            </text:list-item>
          </text:list>
        </text:list-item>
        <text:list-item>
          <text:p text:style-name="P3">Block 1</text:p>
          <text:list>
            <text:list-item>
              <text:p text:style-name="P4">SAM and preference</text:p>
            </text:list-item>
          </text:list>
        </text:list-item>
        <text:list-item>
          <text:p text:style-name="P3">Block 2</text:p>
          <text:list>
            <text:list-item>
              <text:p text:style-name="P4">SAM and preference</text:p>
            </text:list-item>
            <text:list-item>
              <text:p text:style-name="P4">Personality Questionnaire <text:span text:style-name="T1">(Qualtrics)</text:span></text:p>
            </text:list-item>
          </text:list>
        </text:list-item>
        <text:list-item>
          <text:p text:style-name="P3">Block 3</text:p>
          <text:list>
            <text:list-item>
              <text:p text:style-name="P4">SAM and preference</text:p>
            </text:list-item>
          </text:list>
        </text:list-item>
        <text:list-item>
          <text:p text:style-name="P3">Block 4</text:p>
          <text:list>
            <text:list-item>
              <text:p text:style-name="P4">SAM and preference</text:p>
            </text:list-item>
          </text:list>
        </text:list-item>
      </text:list>
      <text:p text:style-name="P5"/>
      <text:list xml:id="list3107221567430375304" text:style-name="L2">
        <text:list-item>
          <text:p text:style-name="P6">Use <text:a xlink:type="simple" xlink:href="http://www.yopmail.com/" text:style-name="Internet_20_link" text:visited-style-name="Visited_20_Internet_20_Link">www.yopmail.com</text:a> to create disposable email addresses</text:p>
        </text:list-item>
        <text:list-item>
          <text:p text:style-name="P6">Using the experiment spreadsheet associate the subject ID with an email address.</text:p>
        </text:list-item>
        <text:list-item>
          <text:p text:style-name="P6">Add those emails to the CBS account – password: cbstrials</text:p>
        </text:list-item>
      </text:list>
      <text:list xml:id="list6410665798955608513" text:style-name="L3">
        <text:list-item>
          <text:list>
            <text:list-item>
              <text:p text:style-name="P7">based on the spreadsheet associate the email with the correct task order</text:p>
            </text:list-item>
          </text:list>
        </text:list-item>
      </text:list>
      <text:list xml:id="list90929643365725" text:continue-list="list3107221567430375304" text:style-name="L2">
        <text:list-item>
          <text:p text:style-name="P6">Direct participant to log in at www2.cbstrials.com with their unique email address and password: cbstria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4:54:04.276101000</meta:creation-date>
    <dc:date>2016-12-01T09:09:29.020743000</dc:date>
    <meta:editing-duration>PT27M43S</meta:editing-duration>
    <meta:editing-cycles>6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20" meta:word-count="119" meta:character-count="678" meta:non-whitespace-character-count="595"/>
  </office:meta>
</office:document-meta>
</file>